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1.998cm"/>
      <style:paragraph-properties style:writing-mode="lr-tb"/>
    </style:style>
    <style:style style:name="pr2" style:family="presentation" style:parent-style-name="Midnightblue1-outline1">
      <style:graphic-properties fo:min-height="10.501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auto-grow-height="true" draw:fit-to-size="false" style:shrink-to-fit="false" fo:min-height="0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Source Sans Pro" fo:font-size="16pt" fo:font-weight="normal" style:letter-kerning="true" style:font-size-asian="16pt" style:font-weight-asian="normal" style:font-size-complex="16pt" style:font-weight-complex="normal"/>
    </style:style>
    <style:style style:name="P3" style:family="paragraph">
      <style:text-properties style:font-name="Source Sans Pro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Source Sans Pro" fo:font-size="20pt" fo:font-weight="normal" style:letter-kerning="true" style:font-size-asian="20pt" style:font-weight-asian="normal" style:font-size-complex="20pt" style:font-weight-complex="normal"/>
    </style:style>
    <style:style style:name="P5" style:family="paragraph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Error analysis on a sequence of rankings</text:p>
          </draw:text-box>
        </draw:frame>
        <draw:frame presentation:style-name="pr2" draw:layer="layout" svg:width="26cm" svg:height="4.125cm" svg:x="1cm" svg:y="10.8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2019 </text:p>
          </draw:text-box>
        </draw:frame>
        <draw:frame presentation:style-name="pr5" draw:text-style-name="P3" draw:layer="layout" svg:width="26cm" svg:height="9.539cm" svg:x="1cm" svg:y="4.125cm" presentation:class="outline" presentation:user-transformed="true">
          <draw:text-box>
            <text:list text:style-name="L2">
              <text:list-item>
                <text:p text:style-name="P2"><text:span text:style-name="T1">Each item has one or more authors</text:span></text:p>
              </text:list-item>
              <text:list-item>
                <text:p text:style-name="P2"><text:span text:style-name="T1">Each author belongs to a group</text:span></text:p>
              </text:list-item>
              <text:list-item>
                <text:p text:style-name="P2"><text:span text:style-name="T1">Each ranking gives an item and thus its author and thus a group exposure</text:span></text:p>
              </text:list-item>
              <text:list-item>
                <text:p text:style-name="P2"><text:span text:style-name="T1">Exposure is amortized over multiple rankings of </text:span><text:span text:style-name="T2">different</text:span><text:span text:style-name="T1"> queries</text:span></text:p>
              </text:list-item>
              <text:list-item>
                <text:p text:style-name="P2"><text:span text:style-name="T1">Overall </text:span><text:span text:style-name="T2">unfairness</text:span><text:span text:style-name="T1"> is expressed as the difference between </text:span><text:span text:style-name="T2">ideal</text:span><text:span text:style-name="T1"> and </text:span><text:span text:style-name="T2">received</text:span><text:span text:style-name="T1"> exposure for a sequence of queries</text:span></text:p>
              </text:list-item>
              <text:list-item>
                <text:p text:style-name="P2"><text:span text:style-name="T1">Overall </text:span><text:span text:style-name="T2">utility</text:span><text:span text:style-name="T1"> is the average utility according to </text:span><text:span text:style-name="T2">Expected Reciprocal Rank</text:span><text:span text:style-name="T2"><text:line-break/></text:span><text:span text:style-name="T2"/></text:p>
              </text:list-item>
              <text:list-item>
                <text:p text:style-name="P2"><text:span text:style-name="T3">Since exposure is amortized over </text:span><text:span text:style-name="T2">different queries</text:span><text:span text:style-name="T3">, we can’t easily see which query is difficult</text:span></text:p>
                <text:list>
                  <text:list-item>
                    <text:p><text:span text:style-name="T3">According to one participant (the Terrier team) there is little overlap in authors for different queries, so they evaluate performance on a query-by-query basis. This could be an option for us also, </text:span><text:span text:style-name="T2">but I haven’t yet verified their claim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2020 </text:p>
          </draw:text-box>
        </draw:frame>
        <draw:frame presentation:style-name="pr5" draw:text-style-name="P5" draw:layer="layout" svg:width="26cm" svg:height="9.351cm" svg:x="1cm" svg:y="4.125cm" presentation:class="outline" presentation:user-transformed="true">
          <draw:text-box>
            <text:list text:style-name="L2">
              <text:list-item>
                <text:p text:style-name="P4"><text:span text:style-name="T5">Each item has one or more authors</text:span></text:p>
              </text:list-item>
              <text:list-item>
                <text:p text:style-name="P4"><text:span text:style-name="T5">Each author belongs to a group</text:span></text:p>
              </text:list-item>
              <text:list-item>
                <text:p text:style-name="P4"><text:span text:style-name="T5">Each ranking gives an item and thus its author and thus a group exposure</text:span></text:p>
              </text:list-item>
              <text:list-item>
                <text:p text:style-name="P4"><text:span text:style-name="T5">Exposure is amortized over multiple rankings of</text:span><text:span text:style-name="T6"> the </text:span><text:span text:style-name="T7">same query</text:span></text:p>
              </text:list-item>
              <text:list-item>
                <text:p text:style-name="P4"><text:span text:style-name="T5">Overall </text:span><text:span text:style-name="T7">unfairness</text:span><text:span text:style-name="T5"> is expressed as the difference in </text:span><text:span text:style-name="T7">expected exposure</text:span><text:span text:style-name="T6"> (</text:span><text:span text:style-name="T6"><text:a xlink:href="https://dl.acm.org/doi/10.1145/3340531.3411962" xlink:type="simple">Diaz et al.</text:a></text:span><text:span text:style-name="T6">)</text:span></text:p>
                <text:p text:style-name="P4"><text:span text:style-name="T6"/></text:p>
              </text:list-item>
              <text:list-item>
                <text:p text:style-name="P4"><text:span text:style-name="T6">Since exposure is amortized over the </text:span><text:span text:style-name="T7">same query</text:span><text:span text:style-name="T6">, we can see which query is difficul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2T16:46:28.453000000</meta:creation-date>
    <meta:editing-duration>PT11M57S</meta:editing-duration>
    <meta:editing-cycles>3</meta:editing-cycles>
    <meta:generator>LibreOffice/7.2.2.2$Windows_X86_64 LibreOffice_project/02b2acce88a210515b4a5bb2e46cbfb63fe97d56</meta:generator>
    <dc:title>Midnightblue</dc:title>
    <dc:date>2022-01-12T17:20:27.408000000</dc:date>
    <meta:document-statistic meta:object-count="62"/>
  </office:meta>
</office:document-meta>
</file>